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メイリオ" svg:font-family="メイリオ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678cm"/>
    </style:style>
    <style:style style:name="co2" style:family="table-column">
      <style:table-column-properties fo:break-before="auto" style:column-width="2.741cm"/>
    </style:style>
    <style:style style:name="co3" style:family="table-column">
      <style:table-column-properties fo:break-before="auto" style:column-width="3.184cm"/>
    </style:style>
    <style:style style:name="co4" style:family="table-column">
      <style:table-column-properties fo:break-before="auto" style:column-width="1.221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84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54pt solid #000000" fo:background-color="#0084d1" fo:wrap-option="no-wrap" fo:border-left="none" fo:border-right="none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0084d1" fo:wrap-option="no-wrap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ja" style:country-asian="JP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ackground-color="#0084d1" fo:wrap-option="no-wrap" fo:border-left="none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ja" style:country-asian="JP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84d1" fo:wrap-option="no-wrap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0084d1" fo:wrap-option="no-wrap" fo:border-left="none" fo:border-right="none" fo:border-top="none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no-wrap"/>
      <style:text-properties style:font-name="Arial" fo:font-size="9pt" fo:font-weight="normal" style:font-size-asian="9pt" style:font-weight-asian="normal" style:font-size-complex="9pt" style:font-weight-complex="normal"/>
    </style:style>
    <style:style style:name="ce7" style:family="table-cell" style:parent-style-name="Default" style:data-style-name="N100">
      <style:table-cell-properties fo:border-bottom="0.54pt solid #000000" fo:background-color="#0084d1" fo:wrap-option="no-wrap" fo:border-left="none" fo:border-right="none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8" style:family="table-cell" style:parent-style-name="Default" style:data-style-name="N100">
      <style:table-cell-properties fo:background-color="#0084d1" fo:wrap-option="no-wrap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ja" style:country-asian="JP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order-bottom="0.06pt solid #000000" fo:background-color="#0084d1" fo:wrap-option="no-wrap" fo:border-left="none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ja" style:country-asian="JP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ackground-color="#0084d1" fo:wrap-option="no-wrap"/>
      <style:text-properties fo:color="#000000" style:text-outline="false" style:text-line-through-style="none" style:font-name="Arial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メイリオ" style:font-size-asian="9pt" style:language-asian="none" style:country-asian="none" style:font-style-asian="normal" style:font-weight-asian="bold" style:font-name-complex="メイリオ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wrap-option="no-wrap"/>
      <style:text-properties style:font-name="Arial" fo:font-size="9pt" fo:font-weight="normal" style:font-size-asian="9pt" style:font-weight-asian="normal" style:font-size-complex="9pt" style:font-weight-complex="normal"/>
    </style:style>
    <style:style style:name="ce12" style:family="table-cell" style:parent-style-name="Default">
      <style:table-cell-properties fo:background-color="#0084d1" style:text-align-source="fix" style:repeat-content="false" fo:wrap-option="no-wrap" fo:border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0.54pt solid #000000" fo:background-color="#0084d1" style:text-align-source="fix" style:repeat-content="false" fo:wrap-option="no-wrap" fo:border-left="none" fo:border-right="none" fo:border-top="non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5" style:family="table-cell" style:parent-style-name="Default">
      <style:table-cell-properties fo:border-bottom="0.06pt solid #000000" fo:background-color="#00ae00" style:text-align-source="fix" style:repeat-content="false" fo:wrap-option="no-wrap" fo:border-left="none" fo:border-right="none" fo:border-top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6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7" style:family="table-cell" style:parent-style-name="Default">
      <style:table-cell-properties fo:background-color="#0084d1" style:text-align-source="fix" style:repeat-content="false" fo:wrap-option="no-wrap" fo:border="non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ackground-color="#b3b300" style:text-align-source="fix" style:repeat-content="false" fo:wrap-option="no-wrap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20" style:family="table-cell" style:parent-style-name="Default">
      <style:table-cell-properties fo:background-color="#00ae00" style:text-align-source="fix" style:repeat-content="false" fo:wrap-option="no-wrap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21" style:family="table-cell" style:parent-style-name="Default">
      <style:table-cell-properties fo:background-color="#0084d1"/>
      <style:text-properties style:font-name="Arial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order-bottom="0.06pt solid #000000" fo:background-color="#0084d1" fo:border-left="none" fo:border-right="none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fo:wrap-option="no-wrap"/>
    </style:style>
    <style:style style:name="ce24" style:family="table-cell" style:parent-style-name="Default">
      <style:table-cell-properties fo:background-color="#0084d1" fo:wrap-option="wrap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ja" style:country-asian="JP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background-color="#0084d1" fo:wrap-option="wrap" fo:border-left="none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ja" style:country-asian="JP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wrap-option="no-wrap" fo:border-left="none" fo:border-right="none" fo:border-top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</office:automatic-styles>
  <office:body>
    <office:spreadsheet>
      <table:content-validations>
        <table:content-validation table:name="val1" table:condition="of:cell-content-is-in-list(&quot;Not Allowed&quot;;&quot;Allowed&quot;;&quot;Normal&quot;;&quot;Could Happen&quot;;&quot;Should Not Happen&quot;;&quot;Barely Happen&quot;)" table:allow-empty-cell="true" table:display-list="unsorted" table:base-cell-address="session.M3">
          <table:error-message table:message-type="stop" table:display="true"/>
        </table:content-validation>
      </table:content-validations>
      <table:table table:name="session" table:style-name="ta1">
        <table:table-column table:style-name="co1" table:default-cell-style-name="ce6"/>
        <table:table-column table:style-name="co2" table:default-cell-style-name="ce11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4" table:default-cell-style-name="ce14"/>
        <table:table-column table:style-name="co3" table:default-cell-style-name="ce14"/>
        <table:table-column table:style-name="co4" table:default-cell-style-name="ce14"/>
        <table:table-column table:style-name="co3" table:default-cell-style-name="ce14"/>
        <table:table-column table:style-name="co6" table:default-cell-style-name="ce14"/>
        <table:table-column table:style-name="co3" table:default-cell-style-name="ce14"/>
        <table:table-column table:style-name="co6" table:default-cell-style-name="ce14"/>
        <table:table-column table:style-name="co3" table:default-cell-style-name="ce14"/>
        <table:table-column table:style-name="co6" table:default-cell-style-name="ce14"/>
        <table:table-column table:style-name="co7" table:number-columns-repeated="1010" table:default-cell-style-name="ce6"/>
        <table:table-row table:style-name="ro1">
          <table:table-cell table:style-name="ce1" office:value-type="string" table:number-columns-spanned="1" table:number-rows-spanned="2">
            <text:p>Interface</text:p>
          </table:table-cell>
          <table:table-cell table:style-name="ce7" office:value-type="string" table:number-columns-spanned="1" table:number-rows-spanned="2">
            <text:p>Method</text:p>
          </table:table-cell>
          <table:table-cell table:style-name="ce12" office:value-type="string" table:number-columns-spanned="2" table:number-rows-spanned="1">
            <text:p>init</text:p>
          </table:table-cell>
          <table:covered-table-cell table:style-name="ce17"/>
          <table:table-cell table:style-name="ce12" office:value-type="string" table:number-columns-spanned="2" table:number-rows-spanned="1">
            <text:p>reging</text:p>
          </table:table-cell>
          <table:covered-table-cell table:style-name="ce17"/>
          <table:table-cell table:style-name="ce12" office:value-type="string" table:number-columns-spanned="2" table:number-rows-spanned="1">
            <text:p>reged</text:p>
          </table:table-cell>
          <table:covered-table-cell table:style-name="ce17"/>
          <table:table-cell table:style-name="ce12" office:value-type="string" table:number-columns-spanned="2" table:number-rows-spanned="1">
            <text:p>clsing</text:p>
          </table:table-cell>
          <table:covered-table-cell table:style-name="ce17"/>
          <table:table-cell table:style-name="ce12" office:value-type="string" table:number-columns-spanned="2" table:number-rows-spanned="1">
            <text:p>clsed</text:p>
          </table:table-cell>
          <table:covered-table-cell table:style-name="ce17"/>
          <table:table-cell table:style-name="ce12" office:value-type="string" table:number-columns-spanned="2" table:number-rows-spanned="1">
            <text:p>discned</text:p>
          </table:table-cell>
          <table:covered-table-cell table:style-name="ce17"/>
          <table:table-cell table:number-columns-repeated="1010"/>
        </table:table-row>
        <table:table-row table:style-name="ro1">
          <table:covered-table-cell table:style-name="ce1"/>
          <table:covered-table-cell table:style-name="ce7"/>
          <table:table-cell table:style-name="ce13" office:value-type="string">
            <text:p>leggality</text:p>
          </table:table-cell>
          <table:table-cell table:style-name="ce13" office:value-type="string">
            <text:p>excp</text:p>
          </table:table-cell>
          <table:table-cell table:style-name="ce13" office:value-type="string">
            <text:p>leggality</text:p>
          </table:table-cell>
          <table:table-cell table:style-name="ce13" office:value-type="string">
            <text:p>excp</text:p>
          </table:table-cell>
          <table:table-cell table:style-name="ce13" office:value-type="string">
            <text:p>leggality</text:p>
          </table:table-cell>
          <table:table-cell table:style-name="ce13" office:value-type="string">
            <text:p>excp</text:p>
          </table:table-cell>
          <table:table-cell table:style-name="ce13" office:value-type="string">
            <text:p>leggality</text:p>
          </table:table-cell>
          <table:table-cell table:style-name="ce13" office:value-type="string">
            <text:p>excp</text:p>
          </table:table-cell>
          <table:table-cell table:style-name="ce13" office:value-type="string">
            <text:p>leggality</text:p>
          </table:table-cell>
          <table:table-cell table:style-name="ce13" office:value-type="string">
            <text:p>excp</text:p>
          </table:table-cell>
          <table:table-cell table:style-name="ce13" office:value-type="string">
            <text:p>leggality</text:p>
          </table:table-cell>
          <table:table-cell table:style-name="ce13" office:value-type="string">
            <text:p>excp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restrSeshIntfForSeshView</text:p>
          </table:table-cell>
          <table:table-cell table:style-name="ce8" office:value-type="string">
            <text:p>clsSesh</text:p>
          </table:table-cell>
          <table:table-cell table:content-validation-name="val1" office:value-type="string">
            <text:p>Not Allowed</text:p>
          </table:table-cell>
          <table:table-cell table:formula="of:=IF(OR([.C3]=&quot;Should not happen&quot;;[.C3]=&quot;Not Allowed&quot;); &quot;Illegal&quot;; IF([.C3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Not Allowed</text:p>
          </table:table-cell>
          <table:table-cell table:formula="of:=IF(OR([.E3]=&quot;Should not happen&quot;;[.E3]=&quot;Not Allowed&quot;); &quot;Illegal&quot;; IF([.E3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Allowed</text:p>
          </table:table-cell>
          <table:table-cell table:formula="of:=IF(OR([.G3]=&quot;Should not happen&quot;;[.G3]=&quot;Not Allowed&quot;); &quot;Illegal&quot;; IF([.G3]=&quot;Could Happen&quot;; &quot;Ignore&quot;; &quot;&quot;))">
            <text:p/>
          </table:table-cell>
          <table:table-cell table:content-validation-name="val1" office:value-type="string">
            <text:p>Not Allowed</text:p>
          </table:table-cell>
          <table:table-cell table:formula="of:=IF(OR([.I3]=&quot;Should not happen&quot;;[.I3]=&quot;Not Allowed&quot;); &quot;Illegal&quot;; IF([.I3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Not Allowed</text:p>
          </table:table-cell>
          <table:table-cell table:formula="of:=IF(OR([.K3]=&quot;Should not happen&quot;;[.K3]=&quot;Not Allowed&quot;); &quot;Illegal&quot;; IF([.K3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Not Allowed</text:p>
          </table:table-cell>
          <table:table-cell table:formula="of:=IF(OR([.M3]=&quot;Should not happen&quot;;[.M3]=&quot;Not Allowed&quot;); &quot;Illegal&quot;; IF([.M3]=&quot;Could Happen&quot;; &quot;Ignore&quot;; &quot;&quot;))" office:value-type="string" office:string-value="Illegal">
            <text:p>Illegal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restrSeshIntfForSeshView</text:p>
          </table:table-cell>
          <table:table-cell table:style-name="ce8" office:value-type="string">
            <text:p>regChnl</text:p>
          </table:table-cell>
          <table:table-cell table:content-validation-name="val1" office:value-type="string">
            <text:p>Not Allowed</text:p>
          </table:table-cell>
          <table:table-cell table:formula="of:=IF(OR([.C4]=&quot;Should not happen&quot;;[.C4]=&quot;Not Allowed&quot;); &quot;Illegal&quot;; IF([.C4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Not Allowed</text:p>
          </table:table-cell>
          <table:table-cell table:formula="of:=IF(OR([.E4]=&quot;Should not happen&quot;;[.E4]=&quot;Not Allowed&quot;); &quot;Illegal&quot;; IF([.E4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Allowed</text:p>
          </table:table-cell>
          <table:table-cell table:formula="of:=IF(OR([.G4]=&quot;Should not happen&quot;;[.G4]=&quot;Not Allowed&quot;); &quot;Illegal&quot;; IF([.G4]=&quot;Could Happen&quot;; &quot;Ignore&quot;; &quot;&quot;))">
            <text:p/>
          </table:table-cell>
          <table:table-cell table:content-validation-name="val1" office:value-type="string">
            <text:p>Not Allowed</text:p>
          </table:table-cell>
          <table:table-cell table:formula="of:=IF(OR([.I4]=&quot;Should not happen&quot;;[.I4]=&quot;Not Allowed&quot;); &quot;Illegal&quot;; IF([.I4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Not Allowed</text:p>
          </table:table-cell>
          <table:table-cell table:formula="of:=IF(OR([.K4]=&quot;Should not happen&quot;;[.K4]=&quot;Not Allowed&quot;); &quot;Illegal&quot;; IF([.K4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Not Allowed</text:p>
          </table:table-cell>
          <table:table-cell table:formula="of:=IF(OR([.M4]=&quot;Should not happen&quot;;[.M4]=&quot;Not Allowed&quot;); &quot;Illegal&quot;; IF([.M4]=&quot;Could Happen&quot;; &quot;Ignore&quot;; &quot;&quot;))" office:value-type="string" office:string-value="Illegal">
            <text:p>Illegal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PrestrSeshIntfForSeshView</text:p>
          </table:table-cell>
          <table:table-cell table:style-name="ce9" office:value-type="string">
            <text:p>regSesh</text:p>
          </table:table-cell>
          <table:table-cell table:style-name="ce15" table:content-validation-name="val1" office:value-type="string">
            <text:p>Allowed</text:p>
          </table:table-cell>
          <table:table-cell table:style-name="ce16" table:formula="of:=IF(OR([.C5]=&quot;Should not happen&quot;;[.C5]=&quot;Not Allowed&quot;); &quot;Illegal&quot;; IF([.C5]=&quot;Could Happen&quot;; &quot;Ignore&quot;; &quot;&quot;))">
            <text:p/>
          </table:table-cell>
          <table:table-cell table:style-name="ce16" table:content-validation-name="val1" office:value-type="string">
            <text:p>Not Allowed</text:p>
          </table:table-cell>
          <table:table-cell table:style-name="ce16" table:formula="of:=IF(OR([.E5]=&quot;Should not happen&quot;;[.E5]=&quot;Not Allowed&quot;); &quot;Illegal&quot;; IF([.E5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Not Allowed</text:p>
          </table:table-cell>
          <table:table-cell table:style-name="ce16" table:formula="of:=IF(OR([.G5]=&quot;Should not happen&quot;;[.G5]=&quot;Not Allowed&quot;); &quot;Illegal&quot;; IF([.G5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Not Allowed</text:p>
          </table:table-cell>
          <table:table-cell table:style-name="ce16" table:formula="of:=IF(OR([.I5]=&quot;Should not happen&quot;;[.I5]=&quot;Not Allowed&quot;); &quot;Illegal&quot;; IF([.I5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Not Allowed</text:p>
          </table:table-cell>
          <table:table-cell table:style-name="ce16" table:formula="of:=IF(OR([.K5]=&quot;Should not happen&quot;;[.K5]=&quot;Not Allowed&quot;); &quot;Illegal&quot;; IF([.K5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Not Allowed</text:p>
          </table:table-cell>
          <table:table-cell table:style-name="ce16" table:formula="of:=IF(OR([.M5]=&quot;Should not happen&quot;;[.M5]=&quot;Not Allowed&quot;); &quot;Illegal&quot;; IF([.M5]=&quot;Could Happen&quot;; &quot;Ignore&quot;; &quot;&quot;))" office:value-type="string" office:string-value="Illegal">
            <text:p>Illegal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restrSeshIntfForChnlView</text:p>
          </table:table-cell>
          <table:table-cell table:style-name="ce8" office:value-type="string">
            <text:p>clsChnl</text:p>
          </table:table-cell>
          <table:table-cell table:content-validation-name="val1" office:value-type="string">
            <text:p>Not Allowed</text:p>
          </table:table-cell>
          <table:table-cell table:formula="of:=IF(OR([.C6]=&quot;Should not happen&quot;;[.C6]=&quot;Not Allowed&quot;); &quot;Illegal&quot;; IF([.C6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Not Allowed</text:p>
          </table:table-cell>
          <table:table-cell table:formula="of:=IF(OR([.E6]=&quot;Should not happen&quot;;[.E6]=&quot;Not Allowed&quot;); &quot;Illegal&quot;; IF([.E6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Allowed</text:p>
          </table:table-cell>
          <table:table-cell table:formula="of:=IF(OR([.G6]=&quot;Should not happen&quot;;[.G6]=&quot;Not Allowed&quot;); &quot;Illegal&quot;; IF([.G6]=&quot;Could Happen&quot;; &quot;Ignore&quot;; &quot;&quot;))">
            <text:p/>
          </table:table-cell>
          <table:table-cell table:content-validation-name="val1" office:value-type="string">
            <text:p>Not Allowed</text:p>
          </table:table-cell>
          <table:table-cell table:formula="of:=IF(OR([.I6]=&quot;Should not happen&quot;;[.I6]=&quot;Not Allowed&quot;); &quot;Illegal&quot;; IF([.I6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Not Allowed</text:p>
          </table:table-cell>
          <table:table-cell table:formula="of:=IF(OR([.K6]=&quot;Should not happen&quot;;[.K6]=&quot;Not Allowed&quot;); &quot;Illegal&quot;; IF([.K6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Not Allowed</text:p>
          </table:table-cell>
          <table:table-cell table:formula="of:=IF(OR([.M6]=&quot;Should not happen&quot;;[.M6]=&quot;Not Allowed&quot;); &quot;Illegal&quot;; IF([.M6]=&quot;Could Happen&quot;; &quot;Ignore&quot;; &quot;&quot;))" office:value-type="string" office:string-value="Illegal">
            <text:p>Illegal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PrestrSeshIntfForChnlView</text:p>
          </table:table-cell>
          <table:table-cell table:style-name="ce9" office:value-type="string">
            <text:p>sendChnlCmd</text:p>
          </table:table-cell>
          <table:table-cell table:style-name="ce16" table:content-validation-name="val1" office:value-type="string">
            <text:p>Not Allowed</text:p>
          </table:table-cell>
          <table:table-cell table:style-name="ce16" table:formula="of:=IF(OR([.C7]=&quot;Should not happen&quot;;[.C7]=&quot;Not Allowed&quot;); &quot;Illegal&quot;; IF([.C7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Not Allowed</text:p>
          </table:table-cell>
          <table:table-cell table:style-name="ce16" table:formula="of:=IF(OR([.E7]=&quot;Should not happen&quot;;[.E7]=&quot;Not Allowed&quot;); &quot;Illegal&quot;; IF([.E7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Allowed</text:p>
          </table:table-cell>
          <table:table-cell table:style-name="ce16" table:formula="of:=IF(OR([.G7]=&quot;Should not happen&quot;;[.G7]=&quot;Not Allowed&quot;); &quot;Illegal&quot;; IF([.G7]=&quot;Could Happen&quot;; &quot;Ignore&quot;; &quot;&quot;))">
            <text:p/>
          </table:table-cell>
          <table:table-cell table:style-name="ce16" table:content-validation-name="val1" office:value-type="string">
            <text:p>Not Allowed</text:p>
          </table:table-cell>
          <table:table-cell table:style-name="ce16" table:formula="of:=IF(OR([.I7]=&quot;Should not happen&quot;;[.I7]=&quot;Not Allowed&quot;); &quot;Illegal&quot;; IF([.I7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Not Allowed</text:p>
          </table:table-cell>
          <table:table-cell table:style-name="ce16" table:formula="of:=IF(OR([.K7]=&quot;Should not happen&quot;;[.K7]=&quot;Not Allowed&quot;); &quot;Illegal&quot;; IF([.K7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Not Allowed</text:p>
          </table:table-cell>
          <table:table-cell table:style-name="ce16" table:formula="of:=IF(OR([.M7]=&quot;Should not happen&quot;;[.M7]=&quot;Not Allowed&quot;); &quot;Illegal&quot;; IF([.M7]=&quot;Could Happen&quot;; &quot;Ignore&quot;; &quot;&quot;))" office:value-type="string" office:string-value="Illegal">
            <text:p>Illegal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restrSeshIntfForSvrRes</text:p>
          </table:table-cell>
          <table:table-cell table:style-name="ce8" office:value-type="string">
            <text:p>clsChnlRslt</text:p>
          </table:table-cell>
          <table:table-cell table:content-validation-name="val1" office:value-type="string">
            <text:p>Should not happen</text:p>
          </table:table-cell>
          <table:table-cell table:formula="of:=IF(OR([.C8]=&quot;Should not happen&quot;;[.C8]=&quot;Not Allowed&quot;); &quot;Illegal&quot;; IF([.C8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Should not happen</text:p>
          </table:table-cell>
          <table:table-cell table:formula="of:=IF(OR([.E8]=&quot;Should not happen&quot;;[.E8]=&quot;Not Allowed&quot;); &quot;Illegal&quot;; IF([.E8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formula="of:=IF(OR([.G8]=&quot;Should not happen&quot;;[.G8]=&quot;Not Allowed&quot;); &quot;Illegal&quot;; IF([.G8]=&quot;Could Happen&quot;; &quot;Ignore&quot;; &quot;&quot;))">
            <text:p/>
          </table:table-cell>
          <table:table-cell table:content-validation-name="val1" office:value-type="string">
            <text:p>Could Happen</text:p>
          </table:table-cell>
          <table:table-cell table:formula="of:=IF(OR([.I8]=&quot;Should not happen&quot;;[.I8]=&quot;Not Allowed&quot;); &quot;Illegal&quot;; IF([.I8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Should Not Happen</text:p>
          </table:table-cell>
          <table:table-cell table:formula="of:=IF(OR([.K8]=&quot;Should Not Happen&quot;;[.K8]=&quot;Not Allowed&quot;); &quot;Illegal&quot;; IF([.K8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Could Happen</text:p>
          </table:table-cell>
          <table:table-cell table:formula="of:=IF(OR([.M8]=&quot;Should not happen&quot;;[.M8]=&quot;Not Allowed&quot;); &quot;Illegal&quot;; IF([.M8]=&quot;Could Happen&quot;; &quot;Ignore&quot;; &quot;&quot;))" office:value-type="string" office:string-value="Ignore">
            <text:p>Ignore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restrSeshIntfForSvrRes</text:p>
          </table:table-cell>
          <table:table-cell table:style-name="ce8" office:value-type="string">
            <text:p>clsSeshRslt</text:p>
          </table:table-cell>
          <table:table-cell table:content-validation-name="val1" office:value-type="string">
            <text:p>Should not happen</text:p>
          </table:table-cell>
          <table:table-cell table:formula="of:=IF(OR([.C9]=&quot;Should not happen&quot;;[.C9]=&quot;Not Allowed&quot;); &quot;Illegal&quot;; IF([.C9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Should not happen</text:p>
          </table:table-cell>
          <table:table-cell table:formula="of:=IF(OR([.E9]=&quot;Should not happen&quot;;[.E9]=&quot;Not Allowed&quot;); &quot;Illegal&quot;; IF([.E9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Should not happen</text:p>
          </table:table-cell>
          <table:table-cell table:formula="of:=IF(OR([.G9]=&quot;Should not happen&quot;;[.G9]=&quot;Not Allowed&quot;); &quot;Illegal&quot;; IF([.G9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formula="of:=IF(OR([.I9]=&quot;Should not happen&quot;;[.I9]=&quot;Not Allowed&quot;); &quot;Illegal&quot;; IF([.I9]=&quot;Could Happen&quot;; &quot;Ignore&quot;; &quot;&quot;))">
            <text:p/>
          </table:table-cell>
          <table:table-cell table:content-validation-name="val1" office:value-type="string">
            <text:p>Should not happen</text:p>
          </table:table-cell>
          <table:table-cell table:formula="of:=IF(OR([.K9]=&quot;Should not happen&quot;;[.K9]=&quot;Not Allowed&quot;); &quot;Illegal&quot;; IF([.K9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Could Happen</text:p>
          </table:table-cell>
          <table:table-cell table:formula="of:=IF(OR([.M9]=&quot;Should not happen&quot;;[.M9]=&quot;Not Allowed&quot;); &quot;Illegal&quot;; IF([.M9]=&quot;Could Happen&quot;; &quot;Ignore&quot;; &quot;&quot;))" office:value-type="string" office:string-value="Ignore">
            <text:p>Ignore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restrSeshIntfForSvrRes</text:p>
          </table:table-cell>
          <table:table-cell table:style-name="ce8" office:value-type="string">
            <text:p>regChnlRslt</text:p>
          </table:table-cell>
          <table:table-cell table:content-validation-name="val1" office:value-type="string">
            <text:p>Should not happen</text:p>
          </table:table-cell>
          <table:table-cell table:formula="of:=IF(OR([.C10]=&quot;Should not happen&quot;;[.C10]=&quot;Not Allowed&quot;); &quot;Illegal&quot;; IF([.C10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Should not happen</text:p>
          </table:table-cell>
          <table:table-cell table:formula="of:=IF(OR([.E10]=&quot;Should not happen&quot;;[.E10]=&quot;Not Allowed&quot;); &quot;Illegal&quot;; IF([.E10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formula="of:=IF(OR([.G10]=&quot;Should not happen&quot;;[.G10]=&quot;Not Allowed&quot;); &quot;Illegal&quot;; IF([.G10]=&quot;Could Happen&quot;; &quot;Ignore&quot;; &quot;&quot;))">
            <text:p/>
          </table:table-cell>
          <table:table-cell table:content-validation-name="val1" office:value-type="string">
            <text:p>Could Happen</text:p>
          </table:table-cell>
          <table:table-cell table:formula="of:=IF(OR([.I10]=&quot;Should not happen&quot;;[.I10]=&quot;Not Allowed&quot;); &quot;Illegal&quot;; IF([.I10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K10]=&quot;Should not happen&quot;;[.K10]=&quot;Not Allowed&quot;); &quot;Illegal&quot;; IF([.K10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M10]=&quot;Should not happen&quot;;[.M10]=&quot;Not Allowed&quot;); &quot;Illegal&quot;; IF([.M10]=&quot;Could Happen&quot;; &quot;Ignore&quot;; &quot;&quot;))" office:value-type="string" office:string-value="Ignore">
            <text:p>Ignore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PrestrSeshIntfForSvrRes</text:p>
          </table:table-cell>
          <table:table-cell table:style-name="ce9" office:value-type="string">
            <text:p>regSeshRslt</text:p>
          </table:table-cell>
          <table:table-cell table:style-name="ce16" table:content-validation-name="val1" office:value-type="string">
            <text:p>Should not happen</text:p>
          </table:table-cell>
          <table:table-cell table:style-name="ce16" table:formula="of:=IF(OR([.C11]=&quot;Should not happen&quot;;[.C11]=&quot;Not Allowed&quot;); &quot;Illegal&quot;; IF([.C11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Normal</text:p>
          </table:table-cell>
          <table:table-cell table:style-name="ce16" table:formula="of:=IF(OR([.E11]=&quot;Should not happen&quot;;[.E11]=&quot;Not Allowed&quot;); &quot;Illegal&quot;; IF([.E11]=&quot;Could Happen&quot;; &quot;Ignore&quot;; &quot;&quot;))">
            <text:p/>
          </table:table-cell>
          <table:table-cell table:style-name="ce16" table:content-validation-name="val1" office:value-type="string">
            <text:p>Should not happen</text:p>
          </table:table-cell>
          <table:table-cell table:style-name="ce16" table:formula="of:=IF(OR([.G11]=&quot;Should not happen&quot;;[.G11]=&quot;Not Allowed&quot;); &quot;Illegal&quot;; IF([.G11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Should not happen</text:p>
          </table:table-cell>
          <table:table-cell table:style-name="ce16" table:formula="of:=IF(OR([.I11]=&quot;Should not happen&quot;;[.I11]=&quot;Not Allowed&quot;); &quot;Illegal&quot;; IF([.I11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Should not happen</text:p>
          </table:table-cell>
          <table:table-cell table:style-name="ce16" table:formula="of:=IF(OR([.K11]=&quot;Should not happen&quot;;[.K11]=&quot;Not Allowed&quot;); &quot;Illegal&quot;; IF([.K11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Could Happen</text:p>
          </table:table-cell>
          <table:table-cell table:style-name="ce16" table:formula="of:=IF(OR([.M11]=&quot;Should not happen&quot;;[.M11]=&quot;Not Allowed&quot;); &quot;Illegal&quot;; IF([.M11]=&quot;Could Happen&quot;; &quot;Ignore&quot;; &quot;&quot;))" office:value-type="string" office:string-value="Ignore">
            <text:p>Ignore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restrSeshIntfFromSvrNtfy</text:p>
          </table:table-cell>
          <table:table-cell table:style-name="ce8" office:value-type="string">
            <text:p>audDiscned</text:p>
          </table:table-cell>
          <table:table-cell table:content-validation-name="val1" office:value-type="string">
            <text:p>Should not happen</text:p>
          </table:table-cell>
          <table:table-cell table:formula="of:=IF(OR([.C12]=&quot;Should not happen&quot;;[.C12]=&quot;Not Allowed&quot;); &quot;Illegal&quot;; IF([.C12]=&quot;Could Happen&quot;; &quot;Ignore&quot;; &quot;&quot;))" office:value-type="string" office:string-value="Illegal">
            <text:p>Illegal</text:p>
          </table:table-cell>
          <table:table-cell table:style-name="ce18" table:content-validation-name="val1" office:value-type="string">
            <text:p>Barely Happen</text:p>
          </table:table-cell>
          <table:table-cell table:formula="of:=IF(OR([.E12]=&quot;Should Not HF26appen&quot;;[.E12]=&quot;Not Allowed&quot;); &quot;Illegal&quot;; IF([.E12]=&quot;Could Happen&quot;; &quot;Ignore&quot;; &quot;&quot;))">
            <text:p/>
          </table:table-cell>
          <table:table-cell table:style-name="ce20" table:content-validation-name="val1" office:value-type="string">
            <text:p>Normal</text:p>
          </table:table-cell>
          <table:table-cell table:formula="of:=IF(OR([.G12]=&quot;Should not happen&quot;;[.G12]=&quot;Not Allowed&quot;); &quot;Illegal&quot;; IF([.G12]=&quot;Could Happen&quot;; &quot;Ignore&quot;; &quot;&quot;))">
            <text:p/>
          </table:table-cell>
          <table:table-cell table:content-validation-name="val1" office:value-type="string">
            <text:p>Could Happen</text:p>
          </table:table-cell>
          <table:table-cell table:formula="of:=IF(OR([.I12]=&quot;Should not happen&quot;;[.I12]=&quot;Not Allowed&quot;); &quot;Illegal&quot;; IF([.I12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K12]=&quot;Should not happen&quot;;[.K12]=&quot;Not Allowed&quot;); &quot;Illegal&quot;; IF([.K12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M12]=&quot;Should not happen&quot;;[.M12]=&quot;Not Allowed&quot;); &quot;Illegal&quot;; IF([.M12]=&quot;Could Happen&quot;; &quot;Ignore&quot;; &quot;&quot;))" office:value-type="string" office:string-value="Ignore">
            <text:p>Ignore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restrSeshIntfFromSvrNtfy</text:p>
          </table:table-cell>
          <table:table-cell table:style-name="ce10" office:value-type="string">
            <text:p>audJoinedChnl</text:p>
          </table:table-cell>
          <table:table-cell table:content-validation-name="val1" office:value-type="string">
            <text:p>Should not happen</text:p>
          </table:table-cell>
          <table:table-cell table:formula="of:=IF(OR([.C13]=&quot;Should not happen&quot;;[.C13]=&quot;Not Allowed&quot;); &quot;Illegal&quot;; IF([.C13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formula="of:=IF(OR([.E13]=&quot;Should Not Happen&quot;;[.E13]=&quot;Not Allowed&quot;); &quot;Illegal&quot;; IF([.E13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formula="of:=IF(OR([.G13]=&quot;Should not happen&quot;;[.G13]=&quot;Not Allowed&quot;); &quot;Illegal&quot;; IF([.G13]=&quot;Could Happen&quot;; &quot;Ignore&quot;; &quot;&quot;))">
            <text:p/>
          </table:table-cell>
          <table:table-cell table:content-validation-name="val1" office:value-type="string">
            <text:p>Could Happen</text:p>
          </table:table-cell>
          <table:table-cell table:formula="of:=IF(OR([.I13]=&quot;Should not happen&quot;;[.I13]=&quot;Not Allowed&quot;); &quot;Illegal&quot;; IF([.I13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K13]=&quot;Should not happen&quot;;[.K13]=&quot;Not Allowed&quot;); &quot;Illegal&quot;; IF([.K13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M13]=&quot;Should not happen&quot;;[.M13]=&quot;Not Allowed&quot;); &quot;Illegal&quot;; IF([.M13]=&quot;Could Happen&quot;; &quot;Ignore&quot;; &quot;&quot;))" office:value-type="string" office:string-value="Ignore">
            <text:p>Ignore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restrSeshIntfFromSvrNtfy</text:p>
          </table:table-cell>
          <table:table-cell table:style-name="ce8" office:value-type="string">
            <text:p>audJoinedSesh</text:p>
          </table:table-cell>
          <table:table-cell table:content-validation-name="val1" office:value-type="string">
            <text:p>Should not happen</text:p>
          </table:table-cell>
          <table:table-cell table:formula="of:=IF(OR([.C14]=&quot;Should not happen&quot;;[.C14]=&quot;Not Allowed&quot;); &quot;Illegal&quot;; IF([.C14]=&quot;Could Happen&quot;; &quot;Ignore&quot;; &quot;&quot;))" office:value-type="string" office:string-value="Illegal">
            <text:p>Illegal</text:p>
          </table:table-cell>
          <table:table-cell table:style-name="ce18" table:content-validation-name="val1" office:value-type="string">
            <text:p>Barely Happen</text:p>
          </table:table-cell>
          <table:table-cell table:formula="of:=IF(OR([.E14]=&quot;Should Not Happen&quot;;[.E14]=&quot;Not Allowed&quot;); &quot;Illegal&quot;; IF([.E14]=&quot;Could Happen&quot;; &quot;Ignore&quot;; &quot;&quot;))">
            <text:p/>
          </table:table-cell>
          <table:table-cell table:style-name="ce20" table:content-validation-name="val1" office:value-type="string">
            <text:p>Normal</text:p>
          </table:table-cell>
          <table:table-cell table:formula="of:=IF(OR([.G14]=&quot;Should not happen&quot;;[.G14]=&quot;Not Allowed&quot;); &quot;Illegal&quot;; IF([.G14]=&quot;Could Happen&quot;; &quot;Ignore&quot;; &quot;&quot;))">
            <text:p/>
          </table:table-cell>
          <table:table-cell table:content-validation-name="val1" office:value-type="string">
            <text:p>Could Happen</text:p>
          </table:table-cell>
          <table:table-cell table:formula="of:=IF(OR([.I14]=&quot;Should not happen&quot;;[.I14]=&quot;Not Allowed&quot;); &quot;Illegal&quot;; IF([.I14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K14]=&quot;Should not happen&quot;;[.K14]=&quot;Not Allowed&quot;); &quot;Illegal&quot;; IF([.K14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M14]=&quot;Should not happen&quot;;[.M14]=&quot;Not Allowed&quot;); &quot;Illegal&quot;; IF([.M14]=&quot;Could Happen&quot;; &quot;Ignore&quot;; &quot;&quot;))" office:value-type="string" office:string-value="Ignore">
            <text:p>Ignore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restrSeshIntfFromSvrNtfy</text:p>
          </table:table-cell>
          <table:table-cell table:style-name="ce8" office:value-type="string">
            <text:p>audLftChnl</text:p>
          </table:table-cell>
          <table:table-cell table:content-validation-name="val1" office:value-type="string">
            <text:p>Should not happen</text:p>
          </table:table-cell>
          <table:table-cell table:formula="of:=IF(OR([.C15]=&quot;Should not happen&quot;;[.C15]=&quot;Not Allowed&quot;); &quot;Illegal&quot;; IF([.C15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formula="of:=IF(OR([.E15]=&quot;Should Not Happen&quot;;[.E15]=&quot;Not Allowed&quot;); &quot;Illegal&quot;; IF([.E15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formula="of:=IF(OR([.G15]=&quot;Should not happen&quot;;[.G15]=&quot;Not Allowed&quot;); &quot;Illegal&quot;; IF([.G15]=&quot;Could Happen&quot;; &quot;Ignore&quot;; &quot;&quot;))">
            <text:p/>
          </table:table-cell>
          <table:table-cell table:content-validation-name="val1" office:value-type="string">
            <text:p>Could Happen</text:p>
          </table:table-cell>
          <table:table-cell table:formula="of:=IF(OR([.I15]=&quot;Should not happen&quot;;[.I15]=&quot;Not Allowed&quot;); &quot;Illegal&quot;; IF([.I15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K15]=&quot;Should not happen&quot;;[.K15]=&quot;Not Allowed&quot;); &quot;Illegal&quot;; IF([.K15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M15]=&quot;Should not happen&quot;;[.M15]=&quot;Not Allowed&quot;); &quot;Illegal&quot;; IF([.M15]=&quot;Could Happen&quot;; &quot;Ignore&quot;; &quot;&quot;))" office:value-type="string" office:string-value="Ignore">
            <text:p>Ignore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restrSeshIntfFromSvrNtfy</text:p>
          </table:table-cell>
          <table:table-cell table:style-name="ce8" office:value-type="string">
            <text:p>audLftSesh</text:p>
          </table:table-cell>
          <table:table-cell table:content-validation-name="val1" office:value-type="string">
            <text:p>Should not happen</text:p>
          </table:table-cell>
          <table:table-cell table:formula="of:=IF(OR([.C16]=&quot;Should not happen&quot;;[.C16]=&quot;Not Allowed&quot;); &quot;Illegal&quot;; IF([.C16]=&quot;Could Happen&quot;; &quot;Ignore&quot;; &quot;&quot;))" office:value-type="string" office:string-value="Illegal">
            <text:p>Illegal</text:p>
          </table:table-cell>
          <table:table-cell table:style-name="ce18" table:content-validation-name="val1" office:value-type="string">
            <text:p>Barely Happen</text:p>
          </table:table-cell>
          <table:table-cell table:formula="of:=IF(OR([.E16]=&quot;Should Not Happen&quot;;[.E16]=&quot;Not Allowed&quot;); &quot;Illegal&quot;; IF([.E16]=&quot;Could Happen&quot;; &quot;Ignore&quot;; &quot;&quot;))">
            <text:p/>
          </table:table-cell>
          <table:table-cell table:style-name="ce20" table:content-validation-name="val1" office:value-type="string">
            <text:p>Normal</text:p>
          </table:table-cell>
          <table:table-cell table:formula="of:=IF(OR([.G16]=&quot;Should not happen&quot;;[.G16]=&quot;Not Allowed&quot;); &quot;Illegal&quot;; IF([.G16]=&quot;Could Happen&quot;; &quot;Ignore&quot;; &quot;&quot;))">
            <text:p/>
          </table:table-cell>
          <table:table-cell table:content-validation-name="val1" office:value-type="string">
            <text:p>Could Happen</text:p>
          </table:table-cell>
          <table:table-cell table:formula="of:=IF(OR([.I16]=&quot;Should not happen&quot;;[.I16]=&quot;Not Allowed&quot;); &quot;Illegal&quot;; IF([.I16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K16]=&quot;Should not happen&quot;;[.K16]=&quot;Not Allowed&quot;); &quot;Illegal&quot;; IF([.K16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M16]=&quot;Should not happen&quot;;[.M16]=&quot;Not Allowed&quot;); &quot;Illegal&quot;; IF([.M16]=&quot;Could Happen&quot;; &quot;Ignore&quot;; &quot;&quot;))" office:value-type="string" office:string-value="Ignore">
            <text:p>Ignore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restrSeshIntfFromSvrNtfy</text:p>
          </table:table-cell>
          <table:table-cell table:style-name="ce8" office:value-type="string">
            <text:p>audRjctedChnl</text:p>
          </table:table-cell>
          <table:table-cell table:content-validation-name="val1" office:value-type="string">
            <text:p>Should not happen</text:p>
          </table:table-cell>
          <table:table-cell table:formula="of:=IF(OR([.C17]=&quot;Should not happen&quot;;[.C17]=&quot;Not Allowed&quot;); &quot;Illegal&quot;; IF([.C17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formula="of:=IF(OR([.E17]=&quot;Should Not Happen&quot;;[.E17]=&quot;Not Allowed&quot;); &quot;Illegal&quot;; IF([.E17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formula="of:=IF(OR([.G17]=&quot;Should not happen&quot;;[.G17]=&quot;Not Allowed&quot;); &quot;Illegal&quot;; IF([.G17]=&quot;Could Happen&quot;; &quot;Ignore&quot;; &quot;&quot;))">
            <text:p/>
          </table:table-cell>
          <table:table-cell table:content-validation-name="val1" office:value-type="string">
            <text:p>Could Happen</text:p>
          </table:table-cell>
          <table:table-cell table:formula="of:=IF(OR([.I17]=&quot;Should not happen&quot;;[.I17]=&quot;Not Allowed&quot;); &quot;Illegal&quot;; IF([.I17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K17]=&quot;Should not happen&quot;;[.K17]=&quot;Not Allowed&quot;); &quot;Illegal&quot;; IF([.K17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M17]=&quot;Should not happen&quot;;[.M17]=&quot;Not Allowed&quot;); &quot;Illegal&quot;; IF([.M17]=&quot;Could Happen&quot;; &quot;Ignore&quot;; &quot;&quot;))" office:value-type="string" office:string-value="Ignore">
            <text:p>Ignore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PrestrSeshIntfFromSvrNtfy</text:p>
          </table:table-cell>
          <table:table-cell table:style-name="ce9" office:value-type="string">
            <text:p>discned</text:p>
          </table:table-cell>
          <table:table-cell table:style-name="ce16" table:content-validation-name="val1" office:value-type="string">
            <text:p>Should not happen</text:p>
          </table:table-cell>
          <table:table-cell table:style-name="ce16" table:formula="of:=IF(OR([.C18]=&quot;Should not happen&quot;;[.C18]=&quot;Not Allowed&quot;); &quot;Illegal&quot;; IF([.C18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Normal</text:p>
          </table:table-cell>
          <table:table-cell table:style-name="ce16" table:formula="of:=IF(OR([.E18]=&quot;Should not happen&quot;;[.E18]=&quot;Not Allowed&quot;); &quot;Illegal&quot;; IF([.E18]=&quot;Could Happen&quot;; &quot;Ignore&quot;; &quot;&quot;))">
            <text:p/>
          </table:table-cell>
          <table:table-cell table:style-name="ce15" table:content-validation-name="val1" office:value-type="string">
            <text:p>Normal</text:p>
          </table:table-cell>
          <table:table-cell table:style-name="ce16" table:formula="of:=IF(OR([.G18]=&quot;Should not happen&quot;;[.G18]=&quot;Not Allowed&quot;); &quot;Illegal&quot;; IF([.G18]=&quot;Could Happen&quot;; &quot;Ignore&quot;; &quot;&quot;))">
            <text:p/>
          </table:table-cell>
          <table:table-cell table:style-name="ce15" table:content-validation-name="val1" office:value-type="string">
            <text:p>Normal</text:p>
          </table:table-cell>
          <table:table-cell table:style-name="ce16" table:formula="of:=IF(OR([.I18]=&quot;Should not happen&quot;;[.I18]=&quot;Not Allowed&quot;); &quot;Illegal&quot;; IF([.I18]=&quot;Could Happen&quot;; &quot;Ignore&quot;; &quot;&quot;))">
            <text:p/>
          </table:table-cell>
          <table:table-cell table:style-name="ce15" table:content-validation-name="val1" office:value-type="string">
            <text:p>Normal</text:p>
          </table:table-cell>
          <table:table-cell table:style-name="ce16" table:formula="of:=IF(OR([.K18]=&quot;Should not happen&quot;;[.K18]=&quot;Not Allowed&quot;); &quot;Illegal&quot;; IF([.K18]=&quot;Could Happen&quot;; &quot;Ignore&quot;; &quot;&quot;))">
            <text:p/>
          </table:table-cell>
          <table:table-cell table:style-name="ce16" table:content-validation-name="val1" office:value-type="string">
            <text:p>Should not happen</text:p>
          </table:table-cell>
          <table:table-cell table:style-name="ce16" table:formula="of:=IF(OR([.M18]=&quot;Should not happen&quot;;[.M18]=&quot;Not Allowed&quot;); &quot;Illegal&quot;; IF([.M18]=&quot;Could Happen&quot;; &quot;Ignore&quot;; &quot;&quot;))" office:value-type="string" office:string-value="Illegal">
            <text:p>Illegal</text:p>
          </table:table-cell>
          <table:table-cell table:number-columns-repeated="1010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nnel" table:style-name="ta1">
        <table:table-column table:style-name="co8" table:default-cell-style-name="ce23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row table:style-name="ro3">
          <table:table-cell table:style-name="ce1" office:value-type="string" table:number-columns-spanned="1" table:number-rows-spanned="2">
            <text:p>Interface</text:p>
          </table:table-cell>
          <table:table-cell table:style-name="ce7" office:value-type="string" table:number-columns-spanned="1" table:number-rows-spanned="2">
            <text:p>Method</text:p>
          </table:table-cell>
          <table:table-cell table:style-name="ce12" office:value-type="string" table:number-columns-spanned="2" table:number-rows-spanned="1">
            <text:p>reging</text:p>
          </table:table-cell>
          <table:covered-table-cell table:style-name="ce17"/>
          <table:table-cell table:style-name="ce12" office:value-type="string" table:number-columns-spanned="2" table:number-rows-spanned="1">
            <text:p>reged</text:p>
          </table:table-cell>
          <table:covered-table-cell table:style-name="ce17"/>
          <table:table-cell table:style-name="ce12" office:value-type="string" table:number-columns-spanned="2" table:number-rows-spanned="1">
            <text:p>clsing</text:p>
          </table:table-cell>
          <table:covered-table-cell table:style-name="ce17"/>
          <table:table-cell table:style-name="ce12" office:value-type="string" table:number-columns-spanned="2" table:number-rows-spanned="1">
            <text:p>clsed</text:p>
          </table:table-cell>
          <table:covered-table-cell table:style-name="ce17"/>
          <table:table-cell table:style-name="ce12" office:value-type="string" table:number-columns-spanned="2" table:number-rows-spanned="1">
            <text:p>discned</text:p>
          </table:table-cell>
          <table:covered-table-cell table:style-name="ce17"/>
        </table:table-row>
        <table:table-row table:style-name="ro3">
          <table:covered-table-cell table:style-name="ce1"/>
          <table:covered-table-cell table:style-name="ce7"/>
          <table:table-cell table:style-name="ce13" office:value-type="string">
            <text:p>leggality</text:p>
          </table:table-cell>
          <table:table-cell table:style-name="ce13" office:value-type="string">
            <text:p>excp</text:p>
          </table:table-cell>
          <table:table-cell table:style-name="ce13" office:value-type="string">
            <text:p>leggality</text:p>
          </table:table-cell>
          <table:table-cell table:style-name="ce13" office:value-type="string">
            <text:p>excp</text:p>
          </table:table-cell>
          <table:table-cell table:style-name="ce13" office:value-type="string">
            <text:p>leggality</text:p>
          </table:table-cell>
          <table:table-cell table:style-name="ce13" office:value-type="string">
            <text:p>excp</text:p>
          </table:table-cell>
          <table:table-cell table:style-name="ce13" office:value-type="string">
            <text:p>leggality</text:p>
          </table:table-cell>
          <table:table-cell table:style-name="ce13" office:value-type="string">
            <text:p>excp</text:p>
          </table:table-cell>
          <table:table-cell table:style-name="ce13" office:value-type="string">
            <text:p>leggality</text:p>
          </table:table-cell>
          <table:table-cell table:style-name="ce13" office:value-type="string">
            <text:p>excp</text:p>
          </table:table-cell>
        </table:table-row>
        <table:table-row table:style-name="ro3">
          <table:table-cell table:style-name="ce2" office:value-type="string">
            <text:p>PrestrChnlIntfFromChnlView </text:p>
          </table:table-cell>
          <table:table-cell table:style-name="ce8" office:value-type="string">
            <text:p>clsChnl</text:p>
          </table:table-cell>
          <table:table-cell table:style-name="ce14" table:content-validation-name="val1" office:value-type="string">
            <text:p>Not Allowed</text:p>
          </table:table-cell>
          <table:table-cell table:style-name="ce14" table:formula="of:=IF(OR([.C3]=&quot;Should not happen&quot;;[.C3]=&quot;Not Allowed&quot;); &quot;Illegal&quot;; IF([.C3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Allowed</text:p>
          </table:table-cell>
          <table:table-cell table:style-name="ce14" table:formula="of:=IF(OR([.E3]=&quot;Should Not Happen&quot;;[.E3]=&quot;Not Allowed&quot;); &quot;Illegal&quot;; IF([.E3]=&quot;Could Happen&quot;; &quot;Ignore&quot;; &quot;&quot;))">
            <text:p/>
          </table:table-cell>
          <table:table-cell table:style-name="ce14" table:content-validation-name="val1" office:value-type="string">
            <text:p>Not Allowed</text:p>
          </table:table-cell>
          <table:table-cell table:style-name="ce14" table:formula="of:=IF(OR([.G3]=&quot;Should not happen&quot;;[.G3]=&quot;Not Allowed&quot;); &quot;Illegal&quot;; IF([.G3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Not Allowed</text:p>
          </table:table-cell>
          <table:table-cell table:style-name="ce14" table:formula="of:=IF(OR([.I3]=&quot;Should not happen&quot;;[.I3]=&quot;Not Allowed&quot;); &quot;Illegal&quot;; IF([.I3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Not Allowed</text:p>
          </table:table-cell>
          <table:table-cell table:style-name="ce14" table:formula="of:=IF(OR([.K3]=&quot;Should not happen&quot;;[.K3]=&quot;Not Allowed&quot;); &quot;Illegal&quot;; IF([.K3]=&quot;Could Happen&quot;; &quot;Ignore&quot;; &quot;&quot;))" office:value-type="string" office:string-value="Illegal">
            <text:p>Illegal</text:p>
          </table:table-cell>
        </table:table-row>
        <table:table-row table:style-name="ro3">
          <table:table-cell table:style-name="ce3" office:value-type="string">
            <text:p>PrestrChnlIntfFromChnlView </text:p>
          </table:table-cell>
          <table:table-cell table:style-name="ce9" office:value-type="string">
            <text:p>sendChnlCmd</text:p>
          </table:table-cell>
          <table:table-cell table:style-name="ce16" table:content-validation-name="val1" office:value-type="string">
            <text:p>Not Allowed</text:p>
          </table:table-cell>
          <table:table-cell table:style-name="ce16" table:formula="of:=IF(OR([.C4]=&quot;Should not happen&quot;;[.C4]=&quot;Not Allowed&quot;); &quot;Illegal&quot;; IF([.C4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Allowed</text:p>
          </table:table-cell>
          <table:table-cell table:style-name="ce16" table:formula="of:=IF(OR([.E4]=&quot;Should Not Happen&quot;;[.E4]=&quot;Not Allowed&quot;); &quot;Illegal&quot;; IF([.E4]=&quot;Could Happen&quot;; &quot;Ignore&quot;; &quot;&quot;))">
            <text:p/>
          </table:table-cell>
          <table:table-cell table:style-name="ce16" table:content-validation-name="val1" office:value-type="string">
            <text:p>Not Allowed</text:p>
          </table:table-cell>
          <table:table-cell table:style-name="ce16" table:formula="of:=IF(OR([.G4]=&quot;Should not happen&quot;;[.G4]=&quot;Not Allowed&quot;); &quot;Illegal&quot;; IF([.G4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Not Allowed</text:p>
          </table:table-cell>
          <table:table-cell table:style-name="ce16" table:formula="of:=IF(OR([.I4]=&quot;Should not happen&quot;;[.I4]=&quot;Not Allowed&quot;); &quot;Illegal&quot;; IF([.I4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Not Allowed</text:p>
          </table:table-cell>
          <table:table-cell table:style-name="ce16" table:formula="of:=IF(OR([.K4]=&quot;Should not happen&quot;;[.K4]=&quot;Not Allowed&quot;); &quot;Illegal&quot;; IF([.K4]=&quot;Could Happen&quot;; &quot;Ignore&quot;; &quot;&quot;))" office:value-type="string" office:string-value="Illegal">
            <text:p>Illegal</text:p>
          </table:table-cell>
        </table:table-row>
        <table:table-row table:style-name="ro3">
          <table:table-cell table:style-name="ce21" office:value-type="string">
            <text:p>PrestrChnlNotfyIntf</text:p>
          </table:table-cell>
          <table:table-cell table:style-name="ce24" office:value-type="string">
            <text:p>audJoinedChnl</text:p>
          </table:table-cell>
          <table:table-cell table:style-name="ce20" table:content-validation-name="val1" office:value-type="string">
            <text:p>Normal</text:p>
          </table:table-cell>
          <table:table-cell table:style-name="ce14" table:formula="of:=IF(OR([.C5]=&quot;Should not happen&quot;;[.C5]=&quot;Not Allowed&quot;); &quot;Illegal&quot;; IF([.C5]=&quot;Could Happen&quot;; &quot;Ignore&quot;; &quot;&quot;))">
            <text:p/>
          </table:table-cell>
          <table:table-cell table:style-name="ce20" table:content-validation-name="val1" office:value-type="string">
            <text:p>Allowed</text:p>
          </table:table-cell>
          <table:table-cell table:style-name="ce14" table:formula="of:=IF(OR([.E5]=&quot;Should Not Happen&quot;;[.E5]=&quot;Not Allowed&quot;); &quot;Illegal&quot;; IF([.E5]=&quot;Could Happen&quot;; &quot;Ignore&quot;; &quot;&quot;))">
            <text:p/>
          </table:table-cell>
          <table:table-cell table:style-name="ce14" table:content-validation-name="val1" office:value-type="string">
            <text:p>Could Happen</text:p>
          </table:table-cell>
          <table:table-cell table:style-name="ce14" table:formula="of:=IF(OR([.G5]=&quot;Should not happen&quot;;[.G5]=&quot;Not Allowed&quot;); &quot;Illegal&quot;; IF([.G5]=&quot;Could Happen&quot;; &quot;Ignore&quot;; &quot;&quot;))" office:value-type="string" office:string-value="Ignore">
            <text:p>Ignore</text:p>
          </table:table-cell>
          <table:table-cell table:style-name="ce14" table:content-validation-name="val1" office:value-type="string">
            <text:p>Could Happen</text:p>
          </table:table-cell>
          <table:table-cell table:style-name="ce14" table:formula="of:=IF(OR([.I5]=&quot;Should not happen&quot;;[.I5]=&quot;Not Allowed&quot;); &quot;Illegal&quot;; IF([.I5]=&quot;Could Happen&quot;; &quot;Ignore&quot;; &quot;&quot;))" office:value-type="string" office:string-value="Ignore">
            <text:p>Ignore</text:p>
          </table:table-cell>
          <table:table-cell table:style-name="ce14" table:content-validation-name="val1" office:value-type="string">
            <text:p>Could Happen</text:p>
          </table:table-cell>
          <table:table-cell table:style-name="ce14" table:formula="of:=IF(OR([.K5]=&quot;Should not happen&quot;;[.K5]=&quot;Not Allowed&quot;); &quot;Illegal&quot;; IF([.K5]=&quot;Could Happen&quot;; &quot;Ignore&quot;; &quot;&quot;))" office:value-type="string" office:string-value="Ignore">
            <text:p>Ignore</text:p>
          </table:table-cell>
        </table:table-row>
        <table:table-row table:style-name="ro3">
          <table:table-cell table:style-name="ce21" office:value-type="string">
            <text:p>PrestrChnlNotfyIntf</text:p>
          </table:table-cell>
          <table:table-cell table:style-name="ce24" office:value-type="string">
            <text:p>audRjctedChnl</text:p>
          </table:table-cell>
          <table:table-cell table:style-name="ce20" table:content-validation-name="val1" office:value-type="string">
            <text:p>Normal</text:p>
          </table:table-cell>
          <table:table-cell table:style-name="ce14" table:formula="of:=IF(OR([.C6]=&quot;Should not happen&quot;;[.C6]=&quot;Not Allowed&quot;); &quot;Illegal&quot;; IF([.C6]=&quot;Could Happen&quot;; &quot;Ignore&quot;; &quot;&quot;))">
            <text:p/>
          </table:table-cell>
          <table:table-cell table:style-name="ce20" table:content-validation-name="val1" office:value-type="string">
            <text:p>Allowed</text:p>
          </table:table-cell>
          <table:table-cell table:style-name="ce14" table:formula="of:=IF(OR([.E6]=&quot;Should Not Happen&quot;;[.E6]=&quot;Not Allowed&quot;); &quot;Illegal&quot;; IF([.E6]=&quot;Could Happen&quot;; &quot;Ignore&quot;; &quot;&quot;))">
            <text:p/>
          </table:table-cell>
          <table:table-cell table:style-name="ce14" table:content-validation-name="val1" office:value-type="string">
            <text:p>Could Happen</text:p>
          </table:table-cell>
          <table:table-cell table:style-name="ce14" table:formula="of:=IF(OR([.G6]=&quot;Should not happen&quot;;[.G6]=&quot;Not Allowed&quot;); &quot;Illegal&quot;; IF([.G6]=&quot;Could Happen&quot;; &quot;Ignore&quot;; &quot;&quot;))" office:value-type="string" office:string-value="Ignore">
            <text:p>Ignore</text:p>
          </table:table-cell>
          <table:table-cell table:style-name="ce14" table:content-validation-name="val1" office:value-type="string">
            <text:p>Could Happen</text:p>
          </table:table-cell>
          <table:table-cell table:style-name="ce14" table:formula="of:=IF(OR([.I6]=&quot;Should not happen&quot;;[.I6]=&quot;Not Allowed&quot;); &quot;Illegal&quot;; IF([.I6]=&quot;Could Happen&quot;; &quot;Ignore&quot;; &quot;&quot;))" office:value-type="string" office:string-value="Ignore">
            <text:p>Ignore</text:p>
          </table:table-cell>
          <table:table-cell table:style-name="ce14" table:content-validation-name="val1" office:value-type="string">
            <text:p>Could Happen</text:p>
          </table:table-cell>
          <table:table-cell table:style-name="ce14" table:formula="of:=IF(OR([.K6]=&quot;Should not happen&quot;;[.K6]=&quot;Not Allowed&quot;); &quot;Illegal&quot;; IF([.K6]=&quot;Could Happen&quot;; &quot;Ignore&quot;; &quot;&quot;))" office:value-type="string" office:string-value="Ignore">
            <text:p>Ignore</text:p>
          </table:table-cell>
        </table:table-row>
        <table:table-row table:style-name="ro3">
          <table:table-cell table:style-name="ce21" office:value-type="string">
            <text:p>PrestrChnlNotfyIntf</text:p>
          </table:table-cell>
          <table:table-cell table:style-name="ce24" office:value-type="string">
            <text:p>audLftChnl</text:p>
          </table:table-cell>
          <table:table-cell table:style-name="ce20" table:content-validation-name="val1" office:value-type="string">
            <text:p>Normal</text:p>
          </table:table-cell>
          <table:table-cell table:style-name="ce14" table:formula="of:=IF(OR([.C7]=&quot;Should not happen&quot;;[.C7]=&quot;Not Allowed&quot;); &quot;Illegal&quot;; IF([.C7]=&quot;Could Happen&quot;; &quot;Ignore&quot;; &quot;&quot;))">
            <text:p/>
          </table:table-cell>
          <table:table-cell table:style-name="ce20" table:content-validation-name="val1" office:value-type="string">
            <text:p>Allowed</text:p>
          </table:table-cell>
          <table:table-cell table:style-name="ce14" table:formula="of:=IF(OR([.E7]=&quot;Should Not Happen&quot;;[.E7]=&quot;Not Allowed&quot;); &quot;Illegal&quot;; IF([.E7]=&quot;Could Happen&quot;; &quot;Ignore&quot;; &quot;&quot;))">
            <text:p/>
          </table:table-cell>
          <table:table-cell table:style-name="ce14" table:content-validation-name="val1" office:value-type="string">
            <text:p>Could Happen</text:p>
          </table:table-cell>
          <table:table-cell table:style-name="ce14" table:formula="of:=IF(OR([.G7]=&quot;Should not happen&quot;;[.G7]=&quot;Not Allowed&quot;); &quot;Illegal&quot;; IF([.G7]=&quot;Could Happen&quot;; &quot;Ignore&quot;; &quot;&quot;))" office:value-type="string" office:string-value="Ignore">
            <text:p>Ignore</text:p>
          </table:table-cell>
          <table:table-cell table:style-name="ce14" table:content-validation-name="val1" office:value-type="string">
            <text:p>Could Happen</text:p>
          </table:table-cell>
          <table:table-cell table:style-name="ce14" table:formula="of:=IF(OR([.I7]=&quot;Should not happen&quot;;[.I7]=&quot;Not Allowed&quot;); &quot;Illegal&quot;; IF([.I7]=&quot;Could Happen&quot;; &quot;Ignore&quot;; &quot;&quot;))" office:value-type="string" office:string-value="Ignore">
            <text:p>Ignore</text:p>
          </table:table-cell>
          <table:table-cell table:style-name="ce14" table:content-validation-name="val1" office:value-type="string">
            <text:p>Could Happen</text:p>
          </table:table-cell>
          <table:table-cell table:style-name="ce14" table:formula="of:=IF(OR([.K7]=&quot;Should not happen&quot;;[.K7]=&quot;Not Allowed&quot;); &quot;Illegal&quot;; IF([.K7]=&quot;Could Happen&quot;; &quot;Ignore&quot;; &quot;&quot;))" office:value-type="string" office:string-value="Ignore">
            <text:p>Ignore</text:p>
          </table:table-cell>
        </table:table-row>
        <table:table-row table:style-name="ro3">
          <table:table-cell table:style-name="ce21" office:value-type="string">
            <text:p>PrestrChnlNotfyIntf</text:p>
          </table:table-cell>
          <table:table-cell table:style-name="ce24" office:value-type="string">
            <text:p>audDiscned</text:p>
          </table:table-cell>
          <table:table-cell table:style-name="ce20" table:content-validation-name="val1" office:value-type="string">
            <text:p>Normal</text:p>
          </table:table-cell>
          <table:table-cell table:style-name="ce14" table:formula="of:=IF(OR([.C8]=&quot;Should not happen&quot;;[.C8]=&quot;Not Allowed&quot;); &quot;Illegal&quot;; IF([.C8]=&quot;Could Happen&quot;; &quot;Ignore&quot;; &quot;&quot;))">
            <text:p/>
          </table:table-cell>
          <table:table-cell table:style-name="ce20" table:content-validation-name="val1" office:value-type="string">
            <text:p>Allowed</text:p>
          </table:table-cell>
          <table:table-cell table:style-name="ce14" table:formula="of:=IF(OR([.E8]=&quot;Should Not Happen&quot;;[.E8]=&quot;Not Allowed&quot;); &quot;Illegal&quot;; IF([.E8]=&quot;Could Happen&quot;; &quot;Ignore&quot;; &quot;&quot;))">
            <text:p/>
          </table:table-cell>
          <table:table-cell table:style-name="ce14" table:content-validation-name="val1" office:value-type="string">
            <text:p>Could Happen</text:p>
          </table:table-cell>
          <table:table-cell table:style-name="ce14" table:formula="of:=IF(OR([.G8]=&quot;Should not happen&quot;;[.G8]=&quot;Not Allowed&quot;); &quot;Illegal&quot;; IF([.G8]=&quot;Could Happen&quot;; &quot;Ignore&quot;; &quot;&quot;))" office:value-type="string" office:string-value="Ignore">
            <text:p>Ignore</text:p>
          </table:table-cell>
          <table:table-cell table:style-name="ce14" table:content-validation-name="val1" office:value-type="string">
            <text:p>Could Happen</text:p>
          </table:table-cell>
          <table:table-cell table:style-name="ce14" table:formula="of:=IF(OR([.I8]=&quot;Should not happen&quot;;[.I8]=&quot;Not Allowed&quot;); &quot;Illegal&quot;; IF([.I8]=&quot;Could Happen&quot;; &quot;Ignore&quot;; &quot;&quot;))" office:value-type="string" office:string-value="Ignore">
            <text:p>Ignore</text:p>
          </table:table-cell>
          <table:table-cell table:style-name="ce14" table:content-validation-name="val1" office:value-type="string">
            <text:p>Could Happen</text:p>
          </table:table-cell>
          <table:table-cell table:style-name="ce14" table:formula="of:=IF(OR([.K8]=&quot;Should not happen&quot;;[.K8]=&quot;Not Allowed&quot;); &quot;Illegal&quot;; IF([.K8]=&quot;Could Happen&quot;; &quot;Ignore&quot;; &quot;&quot;))" office:value-type="string" office:string-value="Ignore">
            <text:p>Ignore</text:p>
          </table:table-cell>
        </table:table-row>
        <table:table-row table:style-name="ro3">
          <table:table-cell table:style-name="ce21" office:value-type="string">
            <text:p>PrestrChnlNotfyIntf</text:p>
          </table:table-cell>
          <table:table-cell table:style-name="ce24" office:value-type="string">
            <text:p>chnlClsed</text:p>
          </table:table-cell>
          <table:table-cell table:style-name="ce14" table:content-validation-name="val1" office:value-type="string">
            <text:p>Should Not Happen</text:p>
          </table:table-cell>
          <table:table-cell table:style-name="ce14" table:formula="of:=IF(OR([.C9]=&quot;Should Not Happen&quot;;[.C9]=&quot;Not Allowed&quot;); &quot;Illegal&quot;; IF([.C9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4" table:formula="of:=IF(OR([.E9]=&quot;Should Not Happen&quot;;[.E9]=&quot;Not Allowed&quot;); &quot;Illegal&quot;; IF([.E9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rmal</text:p>
          </table:table-cell>
          <table:table-cell table:style-name="ce14" table:formula="of:=IF(OR([.G9]=&quot;Should Not Happen&quot;;[.G9]=&quot;Not Allowed&quot;); &quot;Illegal&quot;; IF([.G9]=&quot;Could Happen&quot;; &quot;Ignore&quot;; &quot;&quot;))">
            <text:p/>
          </table:table-cell>
          <table:table-cell table:style-name="ce14" table:content-validation-name="val1" office:value-type="string">
            <text:p>Should Not Happen</text:p>
          </table:table-cell>
          <table:table-cell table:style-name="ce14" table:formula="of:=IF(OR([.I9]=&quot;Should Not Happen&quot;;[.I9]=&quot;Not Allowed&quot;); &quot;Illegal&quot;; IF([.I9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Could Happen</text:p>
          </table:table-cell>
          <table:table-cell table:style-name="ce14" table:formula="of:=IF(OR([.K9]=&quot;Should not happen&quot;;[.K9]=&quot;Not Allowed&quot;); &quot;Illegal&quot;; IF([.K9]=&quot;Could Happen&quot;; &quot;Ignore&quot;; &quot;&quot;))" office:value-type="string" office:string-value="Ignore">
            <text:p>Ignore</text:p>
          </table:table-cell>
        </table:table-row>
        <table:table-row table:style-name="ro3">
          <table:table-cell table:style-name="ce21" office:value-type="string">
            <text:p>PrestrChnlNotfyIntf</text:p>
          </table:table-cell>
          <table:table-cell table:style-name="ce24" office:value-type="string">
            <text:p>chnlReged</text:p>
          </table:table-cell>
          <table:table-cell table:style-name="ce20" table:content-validation-name="val1" office:value-type="string">
            <text:p>Normal</text:p>
          </table:table-cell>
          <table:table-cell table:style-name="ce14" table:formula="of:=IF(OR([.C10]=&quot;Should Not Happen&quot;;[.C10]=&quot;Not Allowed&quot;); &quot;Illegal&quot;; IF([.C10]=&quot;Could Happen&quot;; &quot;Ignore&quot;; &quot;&quot;))">
            <text:p/>
          </table:table-cell>
          <table:table-cell table:style-name="ce19" table:content-validation-name="val1" office:value-type="string">
            <text:p>Should Not Happen</text:p>
          </table:table-cell>
          <table:table-cell table:style-name="ce14" table:formula="of:=IF(OR([.E10]=&quot;Should Not Happen&quot;;[.E10]=&quot;Not Allowed&quot;); &quot;Illegal&quot;; IF([.E10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Should Not Happen</text:p>
          </table:table-cell>
          <table:table-cell table:style-name="ce14" table:formula="of:=IF(OR([.G10]=&quot;Should Not Happen&quot;;[.G10]=&quot;Not Allowed&quot;); &quot;Illegal&quot;; IF([.G10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Should Not Happen</text:p>
          </table:table-cell>
          <table:table-cell table:style-name="ce14" table:formula="of:=IF(OR([.I10]=&quot;Should Not Happen&quot;;[.I10]=&quot;Not Allowed&quot;); &quot;Illegal&quot;; IF([.I10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Could Happen</text:p>
          </table:table-cell>
          <table:table-cell table:style-name="ce14" table:formula="of:=IF(OR([.K10]=&quot;Should not happen&quot;;[.K10]=&quot;Not Allowed&quot;); &quot;Illegal&quot;; IF([.K10]=&quot;Could Happen&quot;; &quot;Ignore&quot;; &quot;&quot;))" office:value-type="string" office:string-value="Ignore">
            <text:p>Ignore</text:p>
          </table:table-cell>
        </table:table-row>
        <table:table-row table:style-name="ro3">
          <table:table-cell table:style-name="ce21" office:value-type="string">
            <text:p>PrestrChnlNotfyIntf</text:p>
          </table:table-cell>
          <table:table-cell table:style-name="ce24" office:value-type="string">
            <text:p>discnded</text:p>
          </table:table-cell>
          <table:table-cell table:style-name="ce20" table:content-validation-name="val1" office:value-type="string">
            <text:p>Normal</text:p>
          </table:table-cell>
          <table:table-cell table:style-name="ce14" table:formula="of:=IF(OR([.C11]=&quot;Should Not Happen&quot;;[.C11]=&quot;Not Allowed&quot;); &quot;Illegal&quot;; IF([.C11]=&quot;Could Happen&quot;; &quot;Ignore&quot;; &quot;&quot;))">
            <text:p/>
          </table:table-cell>
          <table:table-cell table:style-name="ce20" table:content-validation-name="val1" office:value-type="string">
            <text:p>Normal</text:p>
          </table:table-cell>
          <table:table-cell table:style-name="ce14" table:formula="of:=IF(OR([.E11]=&quot;Should Not Happen&quot;;[.E11]=&quot;Not Allowed&quot;); &quot;Illegal&quot;; IF([.E11]=&quot;Could Happen&quot;; &quot;Ignore&quot;; &quot;&quot;))">
            <text:p/>
          </table:table-cell>
          <table:table-cell table:style-name="ce20" table:content-validation-name="val1" office:value-type="string">
            <text:p>Normal</text:p>
          </table:table-cell>
          <table:table-cell table:style-name="ce14" table:formula="of:=IF(OR([.G11]=&quot;Should Not Happen&quot;;[.G11]=&quot;Not Allowed&quot;); &quot;Illegal&quot;; IF([.G11]=&quot;Could Happen&quot;; &quot;Ignore&quot;; &quot;&quot;))">
            <text:p/>
          </table:table-cell>
          <table:table-cell table:style-name="ce20" table:content-validation-name="val1" office:value-type="string">
            <text:p>Normal</text:p>
          </table:table-cell>
          <table:table-cell table:style-name="ce14" table:formula="of:=IF(OR([.I11]=&quot;Should Not Happen&quot;;[.I11]=&quot;Not Allowed&quot;); &quot;Illegal&quot;; IF([.I11]=&quot;Could Happen&quot;; &quot;Ignore&quot;; &quot;&quot;))">
            <text:p/>
          </table:table-cell>
          <table:table-cell table:style-name="ce14" table:content-validation-name="val1" office:value-type="string">
            <text:p>Should Not Happen</text:p>
          </table:table-cell>
          <table:table-cell table:style-name="ce14" table:formula="of:=IF(OR([.K11]=&quot;Should not happen&quot;;[.K11]=&quot;Not Allowed&quot;); &quot;Illegal&quot;; IF([.K11]=&quot;Could Happen&quot;; &quot;Ignore&quot;; &quot;&quot;))">
            <text:p/>
          </table:table-cell>
        </table:table-row>
        <table:table-row table:style-name="ro3">
          <table:table-cell table:style-name="ce21" office:value-type="string">
            <text:p>PrestrChnlNotfyIntf</text:p>
          </table:table-cell>
          <table:table-cell table:style-name="ce24" office:value-type="string">
            <text:p>seshClsing</text:p>
          </table:table-cell>
          <table:table-cell table:style-name="ce20" table:content-validation-name="val1" office:value-type="string">
            <text:p>Normal</text:p>
          </table:table-cell>
          <table:table-cell table:style-name="ce14" table:formula="of:=IF(OR([.C12]=&quot;Should Not Happen&quot;;[.C12]=&quot;Not Allowed&quot;); &quot;Illegal&quot;; IF([.C12]=&quot;Could Happen&quot;; &quot;Ignore&quot;; &quot;&quot;))">
            <text:p/>
          </table:table-cell>
          <table:table-cell table:style-name="ce20" table:content-validation-name="val1" office:value-type="string">
            <text:p>Normal</text:p>
          </table:table-cell>
          <table:table-cell table:style-name="ce14" table:formula="of:=IF(OR([.E12]=&quot;Should Not Happen&quot;;[.E12]=&quot;Not Allowed&quot;); &quot;Illegal&quot;; IF([.E12]=&quot;Could Happen&quot;; &quot;Ignore&quot;; &quot;&quot;))">
            <text:p/>
          </table:table-cell>
          <table:table-cell table:style-name="ce20" table:content-validation-name="val1" office:value-type="string">
            <text:p>Normal</text:p>
          </table:table-cell>
          <table:table-cell table:style-name="ce14" table:formula="of:=IF(OR([.G12]=&quot;Should Not Happen&quot;;[.G12]=&quot;Not Allowed&quot;); &quot;Illegal&quot;; IF([.G12]=&quot;Could Happen&quot;; &quot;Ignore&quot;; &quot;&quot;))">
            <text:p/>
          </table:table-cell>
          <table:table-cell table:style-name="ce20" table:content-validation-name="val1" office:value-type="string">
            <text:p>Normal</text:p>
          </table:table-cell>
          <table:table-cell table:style-name="ce14" table:formula="of:=IF(OR([.I12]=&quot;Should Not Happen&quot;;[.I12]=&quot;Not Allowed&quot;); &quot;Illegal&quot;; IF([.I12]=&quot;Could Happen&quot;; &quot;Ignore&quot;; &quot;&quot;))">
            <text:p/>
          </table:table-cell>
          <table:table-cell table:style-name="ce14" table:content-validation-name="val1" office:value-type="string">
            <text:p>Could Happen</text:p>
          </table:table-cell>
          <table:table-cell table:style-name="ce14" table:formula="of:=IF(OR([.K12]=&quot;Should not happen&quot;;[.K12]=&quot;Not Allowed&quot;); &quot;Illegal&quot;; IF([.K12]=&quot;Could Happen&quot;; &quot;Ignore&quot;; &quot;&quot;))" office:value-type="string" office:string-value="Ignore">
            <text:p>Ignore</text:p>
          </table:table-cell>
        </table:table-row>
        <table:table-row table:style-name="ro3">
          <table:table-cell table:style-name="ce22" office:value-type="string">
            <text:p>PrestrChnlNotfyIntf</text:p>
          </table:table-cell>
          <table:table-cell table:style-name="ce25" office:value-type="string">
            <text:p>clsChnlFailed</text:p>
          </table:table-cell>
          <table:table-cell table:style-name="ce15" table:content-validation-name="val1" office:value-type="string">
            <text:p>Normal</text:p>
          </table:table-cell>
          <table:table-cell table:style-name="ce16" table:formula="of:=IF(OR([.C13]=&quot;Should Not Happen&quot;;[.C13]=&quot;Not Allowed&quot;); &quot;Illegal&quot;; IF([.C13]=&quot;Could Happen&quot;; &quot;Ignore&quot;; &quot;&quot;))">
            <text:p/>
          </table:table-cell>
          <table:table-cell table:style-name="ce26" table:content-validation-name="val1" office:value-type="string">
            <text:p>Should Not Happen</text:p>
          </table:table-cell>
          <table:table-cell table:style-name="ce16" table:formula="of:=IF(OR([.E13]=&quot;Should Not Happen&quot;;[.E13]=&quot;Not Allowed&quot;); &quot;Illegal&quot;; IF([.E13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Should Not Happen</text:p>
          </table:table-cell>
          <table:table-cell table:style-name="ce16" table:formula="of:=IF(OR([.G13]=&quot;Should Not Happen&quot;;[.G13]=&quot;Not Allowed&quot;); &quot;Illegal&quot;; IF([.G13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Should Not Happen</text:p>
          </table:table-cell>
          <table:table-cell table:style-name="ce16" table:formula="of:=IF(OR([.I13]=&quot;Should Not Happen&quot;;[.I13]=&quot;Not Allowed&quot;); &quot;Illegal&quot;; IF([.I13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Could Happen</text:p>
          </table:table-cell>
          <table:table-cell table:style-name="ce16" table:formula="of:=IF(OR([.K13]=&quot;Should not happen&quot;;[.K13]=&quot;Not Allowed&quot;); &quot;Illegal&quot;; IF([.K13]=&quot;Could Happen&quot;; &quot;Ignore&quot;; &quot;&quot;))" office:value-type="string" office:string-value="Ignore">
            <text:p>Ignore</text:p>
          </table:table-cell>
        </table:table-row>
        <table:table-row table:style-name="ro3" table:number-rows-repeated="1048562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メイリオ" svg:font-family="メイリオ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2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2T00:17:14.68</meta:creation-date>
    <dc:date>2013-05-12T02:56:58.92</dc:date>
    <meta:editing-duration>PT2H39M15S</meta:editing-duration>
    <meta:editing-cycles>12</meta:editing-cycles>
    <meta:generator>LibreOffice/4.0.0.3$Windows_x86 LibreOffice_project/7545bee9c2a0782548772a21bc84a9dcc583b89</meta:generator>
    <meta:document-statistic meta:table-count="2" meta:cell-count="404" meta:object-count="0"/>
  </office:meta>
</office:document-meta>
</file>